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Mangal1" svg:font-family="Mangal"/>
    <style:font-face style:name="Monaco" svg:font-family="Monaco, Menlo, Consolas, 'Courier New', monospace"/>
    <style:font-face style:name="OpenSymbol" svg:font-family="OpenSymbol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904cm" table:align="center" style:writing-mode="lr-tb"/>
    </style:style>
    <style:style style:name="Tabla1.A" style:family="table-column">
      <style:table-column-properties style:column-width="4.018cm"/>
    </style:style>
    <style:style style:name="Tabla1.B" style:family="table-column">
      <style:table-column-properties style:column-width="5.88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A4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Parrafo">
      <style:paragraph-properties fo:text-align="center" style:justify-single-word="false"/>
    </style:style>
    <style:style style:name="P5" style:family="paragraph" style:parent-style-name="Parrafo">
      <style:text-properties fo:language="zxx" fo:country="none" style:language-asian="zxx" style:country-asian="none"/>
    </style:style>
    <style:style style:name="P6" style:family="paragraph" style:parent-style-name="Standard">
      <style:paragraph-properties fo:line-height="150%"/>
    </style:style>
    <style:style style:name="P7" style:family="paragraph" style:parent-style-name="Text_20_body">
      <style:paragraph-properties fo:margin-top="0cm" fo:margin-bottom="0.499cm"/>
    </style:style>
    <style:style style:name="P8" style:family="paragraph" style:parent-style-name="Text_20_body">
      <style:paragraph-properties fo:margin-top="0cm" fo:margin-bottom="0.499cm"/>
      <style:text-properties fo:language="en" fo:country="GB"/>
    </style:style>
    <style:style style:name="P9" style:family="paragraph" style:parent-style-name="Preformatted_20_Text">
      <style:paragraph-properties fo:margin-top="0cm" fo:margin-bottom="0.499cm"/>
      <style:text-properties fo:language="en" fo:country="GB"/>
    </style:style>
    <style:style style:name="P10" style:family="paragraph" style:parent-style-name="Text_20_body">
      <style:text-properties style:text-underline-style="none"/>
    </style:style>
    <style:style style:name="P11" style:family="paragraph" style:parent-style-name="Preformatted_20_Text">
      <style:paragraph-properties fo:margin-top="0cm" fo:margin-bottom="0cm" fo:line-height="145%" fo:widows="1" fo:padding="0cm" fo:border="none"/>
    </style:style>
    <style:style style:name="P12" style:family="paragraph" style:parent-style-name="Standard">
      <style:text-properties fo:color="#000080" style:font-name="Courier New1" fo:font-size="10pt" style:font-name-asian="Courier New1" style:font-size-asian="10pt" style:font-name-complex="Courier New1" style:font-size-complex="10pt"/>
    </style:style>
    <style:style style:name="P13" style:family="paragraph" style:parent-style-name="Heading_20_1">
      <style:paragraph-properties fo:line-height="150%"/>
    </style:style>
    <style:style style:name="P14" style:family="paragraph" style:parent-style-name="Heading_20_1">
      <style:text-properties style:text-underline-style="non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P18" style:family="paragraph" style:parent-style-name="Parrafo" style:master-page-name="Standard">
      <style:paragraph-properties fo:text-align="center" style:justify-single-word="false" style:page-number="auto"/>
    </style:style>
    <style:style style:name="T1" style:family="text">
      <style:text-properties fo:font-size="8pt" style:font-size-asian="8pt"/>
    </style:style>
    <style:style style:name="T2" style:family="text">
      <style:text-properties style:font-name="Times New Roman" fo:font-size="20pt" style:text-underline-style="none" fo:font-weight="bold" style:font-size-asian="20pt" style:font-weight-asian="bold" style:font-name-complex="Times New Roman"/>
    </style:style>
    <style:style style:name="T3" style:family="text">
      <style:text-properties style:text-underline-style="none"/>
    </style:style>
    <style:style style:name="T4" style:family="text">
      <style:text-properties fo:font-variant="normal" fo:text-transform="none" fo:color="#333333" style:font-name="Consolas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333333" fo:letter-spacing="normal" fo:background-color="transparen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 style:shadow="#808080 0.062cm 0.062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a xlink:type="simple" xlink:href="#Índice de contenido1|region" text:style-name="Internet_20_link" text:visited-style-name="Visited_20_Internet_20_Link"><text:span text:style-name="Internet_20_link"><text:span text:style-name="T2">Aplicación con Yii</text:span>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Marco1" text:anchor-type="char" svg:x="6.549cm" svg:y="-0.575cm" svg:width="10.185cm" svg:height="2.887cm" draw:z-index="0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arrafo2">Versión</text:p></table:table-cell><table:table-cell table:style-name="Tabla1.B1" office:value-type="string"><text:p text:style-name="Parrafo2">1.0</text:p></table:table-cell></table:table-row><table:table-row table:style-name="Tabla1.1"><table:table-cell table:style-name="Tabla1.A2" office:value-type="string"><text:p text:style-name="Parrafo2">Autor</text:p></table:table-cell><table:table-cell table:style-name="Tabla1.B2" office:value-type="string"><text:p text:style-name="Parrafo2">Javier Iranzo Burriel</text:p></table:table-cell></table:table-row><table:table-row table:style-name="Tabla1.1"><table:table-cell table:style-name="Tabla1.A2" office:value-type="string"><text:p text:style-name="Parrafo2">Fecha Inicio</text:p></table:table-cell><table:table-cell table:style-name="Tabla1.B2" office:value-type="string"><text:p text:style-name="Parrafo2"><text:creation-date style:data-style-name="N36">02/10/2013</text:creation-date></text:p></table:table-cell></table:table-row><table:table-row table:style-name="Tabla1.1"><table:table-cell table:style-name="Tabla1.A4" office:value-type="string"><text:p text:style-name="Parrafo2">Fecha último cambio</text:p></table:table-cell><table:table-cell table:style-name="Tabla1.B4" office:value-type="string"><text:p text:style-name="Parrafo2"><text:keywords/><text:modification-date style:data-style-name="N36">26/09/2015</text:modification-date></text:p></table:table-cell></table:table-row></table:table><text:p text:style-name="Standard"/></draw:text-box></draw:frame></text:p>
      <text:p text:style-name="Parrafo"/>
      <text:h text:style-name="P13" text:outline-level="1" text:is-list-header="true"/>
      <text:p text:style-name="P6"/>
      <text:p text:style-name="P6"/>
      <text:p text:style-name="P6"/>
      <text:p text:style-name="P6"/>
      <text:p text:style-name="P6"><text:bookmark text:name="indice"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6"><text:a xlink:type="simple" xlink:href="#__RefHeading__8242_1547870410" text:style-name="Internet_20_link" text:visited-style-name="Internet_20_link">1.Proposito</text:a><text:tab/>2</text:p>
          <text:p text:style-name="P16"><text:a xlink:type="simple" xlink:href="#__RefHeading__9011_12132974" text:style-name="Internet_20_link" text:visited-style-name="Internet_20_link">2.Instalación</text:a><text:tab/>2</text:p>
          <text:p text:style-name="P16"><text:a xlink:type="simple" xlink:href="#__RefHeading__5590_2122357255" text:style-name="Internet_20_link" text:visited-style-name="Internet_20_link">3.Proyecto en netbeans.</text:a><text:tab/>2</text:p>
          <text:p text:style-name="P16"><text:a xlink:type="simple" xlink:href="#__RefHeading__5592_2122357255" text:style-name="Internet_20_link" text:visited-style-name="Internet_20_link">4.A git</text:a><text:tab/>2</text:p>
          <text:p text:style-name="P17"><text:a xlink:type="simple" xlink:href="#__RefHeading__2792_664859913" text:style-name="Internet_20_link" text:visited-style-name="Internet_20_link">4.1.Gestión de la tabla peso</text:a><text:tab/>2</text:p>
          <text:p text:style-name="P16"><text:a xlink:type="simple" xlink:href="#__RefHeading__2794_664859913" text:style-name="Internet_20_link" text:visited-style-name="Internet_20_link">5.bitmani y heroku</text:a><text:tab/>3</text:p>
          <text:p text:style-name="P16"><text:a xlink:type="simple" xlink:href="#__RefHeading__2636_629142378" text:style-name="Internet_20_link" text:visited-style-name="Internet_20_link">6.Ver funcionamiento del framework</text:a><text:tab/>3</text:p>
          <text:p text:style-name="P16"><text:a xlink:type="simple" xlink:href="#__RefHeading__4515_2133215669" text:style-name="Internet_20_link" text:visited-style-name="Internet_20_link">7.conectar con oracle </text:a><text:tab/>3</text:p>
        </text:index-body>
      </text:table-of-content>
      <text:p text:style-name="Standard"/>
      <text:p text:style-name="Standard"/>
      <text:h text:style-name="P15" text:outline-level="1"><text:bookmark-start text:name="__RefHeading__8242_1547870410"/>Proposito<text:bookmark-end text:name="__RefHeading__8242_1547870410"/></text:h>
      <text:p text:style-name="Standard">Para hacer una aplicacón con el framework Yii.</text:p>
      <text:h text:style-name="P14" text:outline-level="1"><text:bookmark-start text:name="__RefHeading__9011_12132974"/>Instalación<text:bookmark-end text:name="__RefHeading__9011_12132974"/></text:h>
      <text:p text:style-name="P10">C:\Users\Javier\Dropbox\programacion\AplicacionYII</text:p>
      <text:p text:style-name="P7">php C:\ProgramData\ComposerSetup\bin\composer.phar create-project yiisoft/yii2-app-basic miApp</text:p>
      <text:p text:style-name="Standard">hago un enlace en C:\Bitnami\wampstack-5.5.22-0\apache2\htdocs para poder lanzarlo desde localhost facilmente.</text:p>
      <text:p text:style-name="Standard">Como administrador</text:p>
      <text:p text:style-name="Standard">mklink /D miapp "<text:span text:style-name="T3">C:\Users\Javier\Dropbox\programacion\AplicacionYII</text:span>\miApp"</text:p>
      <text:p text:style-name="Standard"/>
      <text:p text:style-name="Standard"><text:a xlink:type="simple" xlink:href="http://localhost/miapp/web/" text:style-name="Internet_20_link" text:visited-style-name="Visited_20_Internet_20_Link">http://localhost/miapp/web/</text:a> y veo la plantilla </text:p>
      <text:p text:style-name="Standard"/>
      <text:p text:style-name="Standard"/>
      <text:p text:style-name="Standard">intento seguir este tutorial para hacer un gráfico del peso </text:p>
      <text:p text:style-name="Standard"><text:a xlink:type="simple" xlink:href="http://blog-desarrollo.ormeno-nicolas.me/yii-utilizar-highcharts-para-graficos/" text:style-name="Internet_20_link" text:visited-style-name="Visited_20_Internet_20_Link">http://blog-desarrollo.ormeno-nicolas.me/yii-utilizar-highcharts-para-graficos/</text:a></text:p>
      <text:p text:style-name="Standard">para instalar la extensión </text:p>
      <text:p text:style-name="Standard">php C:\ProgramData\ComposerSetup\bin\composer.phar require --prefer-dist miloschuman/yii2-highcharts-widget "*"</text:p>
      <text:p text:style-name="Standard">desde </text:p>
      <text:p text:style-name="Standard">C:\Users\Javier\Dropbox\programacion\AplicacionYII\miApp&gt;</text:p>
      <text:p text:style-name="Standard">se instala la extensión ….</text:p>
      <text:p text:style-name="Standard"/>
      <text:p text:style-name="Standard"/>
      <text:p text:style-name="Standard">sigo este otro</text:p>
      <text:p text:style-name="Standard"><text:a xlink:type="simple" xlink:href="https://geekytheory.com/php-mysql-highcharts-mostrar-grafica-dinamica-en-funcion-del-tiempo/" text:style-name="Internet_20_link" text:visited-style-name="Visited_20_Internet_20_Link">https://geekytheory.com/php-mysql-highcharts-mostrar-grafica-dinamica-en-funcion-del-tiempo/</text:a></text:p>
      <text:p text:style-name="Standard">que parece ser dos archivos solo ….</text:p>
      <text:p text:style-name="Standard"/>
      <text:p text:style-name="Standard"/>
      <text:p text:style-name="Standard">Este funciona y ya recupero en un gráfico la información de la tabla.</text:p>
      <text:p text:style-name="Standard"/>
      <text:p text:style-name="Standard"><text:a xlink:type="simple" xlink:href="https://github.com/miloschuman/yii2-highcharts" text:style-name="Internet_20_link" text:visited-style-name="Visited_20_Internet_20_Link">https://github.com/miloschuman/yii2-highcharts</text:a></text:p>
      <text:p text:style-name="Standard">otro mejor </text:p>
      <text:p text:style-name="Standard"/>
      <text:h text:style-name="Heading_20_1" text:outline-level="1"><text:bookmark-start text:name="__RefHeading__5590_2122357255"/>Proyecto en netbeans.<text:bookmark-end text:name="__RefHeading__5590_2122357255"/></text:h>
      <text:p text:style-name="Standard">C:\Users\Javier\Dropbox\programacion\AplicacionYII\miApp</text:p>
      <text:p text:style-name="Standard">ruta a los logs </text:p>
      <text:p text:style-name="Standard"/>
      <text:h text:style-name="Heading_20_1" text:outline-level="1"><text:bookmark-start text:name="__RefHeading__5592_2122357255"/>A git<text:bookmark-end text:name="__RefHeading__5592_2122357255"/></text:h>
      <text:p text:style-name="Standard"/>
      <text:p text:style-name="Standard">cd C:\Users\Javier\Dropbox\programacion\AplicacionYII&gt;</text:p>
      <text:p text:style-name="Standard"/>
      <text:p text:style-name="Standard">git init</text:p>
      <text:p text:style-name="Standard">git add .</text:p>
      <text:p text:style-name="Standard">git commit -m "primer commit"</text:p>
      <text:p text:style-name="Standard">git remote add origin https://github.com/pelos6/aplicacionYII.git</text:p>
      <text:p text:style-name="Standard">git push -u origin master</text:p>
      <text:h text:style-name="Heading_20_2" text:outline-level="2"><text:bookmark-start text:name="__RefHeading__2792_664859913"/>Gestión de la tabla peso<text:bookmark-end text:name="__RefHeading__2792_664859913"/></text:h>
      <text:p text:style-name="Standard">Sigo el tutorial para usar gii.</text:p>
      <text:p text:style-name="Standard"><text:a xlink:type="simple" xlink:href="http://www.yiiframework.com/doc-2.0/guide-start-gii.html" text:style-name="Internet_20_link" text:visited-style-name="Visited_20_Internet_20_Link">http://www.yiiframework.com/doc-2.0/guide-start-gii.html</text:a></text:p>
      <text:p text:style-name="Standard"/>
      <text:p text:style-name="Standard"><text:soft-page-break/><text:a xlink:type="simple" xlink:href="http://localhost/miapp/web/index.php?r=gii" text:style-name="Internet_20_link" text:visited-style-name="Visited_20_Internet_20_Link">http://localhost/miapp/web/index.php?r=gii</text:a></text:p>
      <text:p text:style-name="Standard"/>
      <text:p text:style-name="Standard">http://api.highcharts.com/highcharts#lang.downloadJPEG</text:p>
      <text:p text:style-name="Standard"/>
      <text:p text:style-name="Standard">Highcharts.setOptions({</text:p>
      <text:p text:style-name="Standard"><text:s text:c="8"/>lang: {</text:p>
      <text:p text:style-name="Standard"><text:s text:c="16"/>months: ['Janvier', 'Février', 'Mars', 'Avril', 'Mai', 'Juin', <text:s/>'Juillet', 'Août', 'Septembre', 'Octobre', 'Novembre', 'Décembre'],</text:p>
      <text:p text:style-name="Standard"><text:s text:c="16"/>weekdays: ['Dimanche', 'Lundi', 'Mardi', 'Mercredi', 'Jeudi', 'Vendredi', 'Samedi']</text:p>
      <text:p text:style-name="Standard"><text:s text:c="8"/>}</text:p>
      <text:p text:style-name="Standard">});</text:p>
      <text:p text:style-name="Standard"/>
      <text:p text:style-name="Standard"/>
      <text:p text:style-name="Standard"/>
      <text:h text:style-name="Heading_20_1" text:outline-level="1"><text:bookmark-start text:name="__RefHeading__2794_664859913"/>bitmani y heroku<text:bookmark-end text:name="__RefHeading__2794_664859913"/></text:h>
      <text:p text:style-name="Standard"/>
      <text:p text:style-name="Standard">Para heroku </text:p>
      <text:p text:style-name="Standard">https://wiki.bitnami.com/Infrastructure_Stacks/BitNami_AMP_Stacks/Heroku_Client#Configure_Heroku_Client</text:p>
      <text:p text:style-name="Standard">bitnami-apps-prefix.conf descomentar </text:p>
      <text:p text:style-name="Standard">Include "<text:a xlink:type="simple" xlink:href="../../../../../../Bitnami/wampstack-5.5.22-0/apps/heroku/conf/httpd-prefix.conf" text:style-name="Internet_20_link" text:visited-style-name="Visited_20_Internet_20_Link">C:/Bitnami/wampstack-5.5.22-0/apps/heroku/conf/httpd-prefix.conf</text:a>"</text:p>
      <text:p text:style-name="Standard"/>
      <text:p text:style-name="Standard">para seguir con wordpress</text:p>
      <text:p text:style-name="Standard"><text:a xlink:type="simple" xlink:href="https://wiki.bitnami.com/Infrastructure_Stacks/BitNami_AMP_Stacks/Heroku_Client/Heroku_Client_for_advanced_users" text:style-name="Internet_20_link" text:visited-style-name="Visited_20_Internet_20_Link">https://wiki.bitnami.com/Infrastructure_Stacks/BitNami_AMP_Stacks/Heroku_Client/Heroku_Client_for_advanced_users</text:a></text:p>
      <text:p text:style-name="Standard"/>
      <text:p text:style-name="Standard"/>
      <text:h text:style-name="Heading_20_1" text:outline-level="1"><text:bookmark-start text:name="__RefHeading__2636_629142378"/>Ver funcionamiento del framework<text:bookmark-end text:name="__RefHeading__2636_629142378"/></text:h>
      <text:p text:style-name="Standard">Para cambiar el idioma de los avisos de error por ejemplo basta con poner</text:p>
      <text:p text:style-name="Standard"><text:s text:c="4"/>'language' =&gt; 'es',</text:p>
      <text:p text:style-name="Standard">en config/web</text:p>
      <text:p text:style-name="Standard"/>
      <text:p text:style-name="Standard"/>
      <text:h text:style-name="Heading_20_1" text:outline-level="1"><text:bookmark-start text:name="__RefHeading__4515_2133215669"/>conectar con oracle <text:bookmark-end text:name="__RefHeading__4515_2133215669"/></text:h>
      <text:p text:style-name="Standard">Base de datos XE del portatil</text:p>
      <text:p text:style-name="P8">system pelos678</text:p>
      <text:p text:style-name="P8">javier pelos678</text:p>
      <text:p text:style-name="P8">sys javier </text:p>
      <text:p text:style-name="P8">javier cambiada a pelos678 el 16/09/2015</text:p>
      <text:p text:style-name="P8">tiene buena pinta</text:p>
      <text:p text:style-name="P8">https://github.com/apaoww/yii2-oci8</text:p>
      <text:p text:style-name="P9"><text:span text:style-name="Source_20_Text"><text:span text:style-name="T4">return [ <text:s text:c="3"/></text:span></text:span></text:p>
      <text:p text:style-name="P11"><text:span text:style-name="Source_20_Text"><text:span text:style-name="T5"><text:s text:c="4"/></text:span></text:span><text:span text:style-name="Source_20_Text"><text:span text:style-name="T4">'components' =&gt; [</text:span></text:span></text:p>
      <text:p text:style-name="P11"><text:span text:style-name="Source_20_Text"><text:span text:style-name="T5"><text:s text:c="8"/></text:span></text:span><text:span text:style-name="Source_20_Text"><text:span text:style-name="T4">....</text:span></text:span></text:p>
      <text:p text:style-name="P11"><text:span text:style-name="Source_20_Text"><text:span text:style-name="T5"><text:s text:c="8"/></text:span></text:span><text:span text:style-name="Source_20_Text"><text:span text:style-name="T4">'db' =&gt; [</text:span></text:span></text:p>
      <text:p text:style-name="P11"><text:span text:style-name="Source_20_Text"><text:span text:style-name="T5"><text:s text:c="20"/></text:span></text:span><text:span text:style-name="Source_20_Text"><text:span text:style-name="T4">'class' =&gt; 'apaoww\oci8\Oci8DbConnection',</text:span></text:span></text:p>
      <text:p text:style-name="P11"><text:soft-page-break/><text:span text:style-name="Source_20_Text"><text:span text:style-name="T5"><text:s text:c="20"/></text:span></text:span><text:span text:style-name="Source_20_Text"><text:span text:style-name="T4">'dsn' =&gt; 'oci8:dbname=(DESCRIPTION=(ADDRESS=(PROTOCOL=TCP)(HOST=127.0.0.1)(PORT=1521))(CONNECT_DATA=(SID=xe)));charset=AL32UTF8;', // Oracle</text:span></text:span></text:p>
      <text:p text:style-name="P11"><text:span text:style-name="Source_20_Text"><text:span text:style-name="T5"><text:s text:c="20"/></text:span></text:span><text:span text:style-name="Source_20_Text"><text:span text:style-name="T4">'username' =&gt; 'databaseusername',</text:span></text:span></text:p>
      <text:p text:style-name="P11"><text:span text:style-name="Source_20_Text"><text:span text:style-name="T5"><text:s text:c="20"/></text:span></text:span><text:span text:style-name="Source_20_Text"><text:span text:style-name="T4">'password' =&gt; 'databasepassword',</text:span></text:span></text:p>
      <text:p text:style-name="P11"><text:span text:style-name="Source_20_Text"><text:span text:style-name="T5"><text:s text:c="20"/></text:span></text:span><text:span text:style-name="Source_20_Text"><text:span text:style-name="T4">'attributes' =&gt; [</text:span></text:span></text:p>
      <text:p text:style-name="P11"><text:span text:style-name="Source_20_Text"><text:span text:style-name="T5"><text:s text:c="24"/></text:span></text:span><text:span text:style-name="Source_20_Text"><text:span text:style-name="T4">PDO::ATTR_STRINGIFY_FETCHES =&gt; true,</text:span></text:span></text:p>
      <text:p text:style-name="P11"><text:span text:style-name="Source_20_Text"><text:span text:style-name="T5"><text:s text:c="20"/></text:span></text:span><text:span text:style-name="Source_20_Text"><text:span text:style-name="T4">]</text:span></text:span></text:p>
      <text:p text:style-name="P11"><text:span text:style-name="Source_20_Text"><text:span text:style-name="T5"><text:s text:c="16"/></text:span></text:span><text:span text:style-name="Source_20_Text"><text:span text:style-name="T4">],</text:span></text:span></text:p>
      <text:p text:style-name="P11"><text:span text:style-name="Source_20_Text"><text:span text:style-name="T5"><text:s text:c="4"/></text:span></text:span><text:span text:style-name="Source_20_Text"><text:span text:style-name="T4">],</text:span></text:span></text:p>
      <text:p text:style-name="P11"><text:span text:style-name="Source_20_Text"><text:span text:style-name="T4">];</text:span></text:span></text:p>
      <text:p text:style-name="P8"/>
      <text:p text:style-name="Standard">Se bloquea la cuenta de javier </text:p>
      <text:p text:style-name="Standard">como system la desbloqueo.</text:p>
      <text:p text:style-name="Standard"/>
      <text:p text:style-name="Standard">El debug de database me ayuda a ver que select se lanza que me dice que no existe la tabla peso</text:p>
      <text:p text:style-name="Standard"/>
      <text:p text:style-name="Standard">SELECT a.column_name, a.data_type, a.data_precision, a.data_scale, a.data_length,</text:p>
      <text:p text:style-name="Standard"><text:s text:c="4"/>a.nullable, a.data_default,</text:p>
      <text:p text:style-name="Standard"><text:s text:c="4"/>( <text:s text:c="2"/>SELECT D.constraint_type</text:p>
      <text:p text:style-name="Standard"><text:s text:c="8"/>FROM ALL_CONS_COLUMNS C</text:p>
      <text:p text:style-name="Standard"><text:s text:c="8"/>inner join ALL_constraints D on D.OWNER = C.OWNER and D.constraint_name = C.constraint_name</text:p>
      <text:p text:style-name="Standard"><text:s text:c="8"/>WHERE C.OWNER = B.OWNER</text:p>
      <text:p text:style-name="Standard"><text:s text:c="11"/>and C.table_name = B.object_name</text:p>
      <text:p text:style-name="Standard"><text:s text:c="11"/>and C.column_name = A.column_name</text:p>
      <text:p text:style-name="Standard"><text:s text:c="11"/>and D.constraint_type = 'P') as Key,</text:p>
      <text:p text:style-name="Standard"><text:s text:c="4"/>com.comments as column_comment</text:p>
      <text:p text:style-name="Standard">FROM ALL_TAB_COLUMNS A</text:p>
      <text:p text:style-name="Standard">inner join ALL_OBJECTS B ON b.owner = a.owner and ltrim(B.OBJECT_NAME) = ltrim(A.TABLE_NAME)</text:p>
      <text:p text:style-name="Standard">LEFT JOIN all_col_comments com ON (A.owner = com.owner AND A.table_name = com.table_name AND A.column_name = com.column_name)</text:p>
      <text:p text:style-name="Standard">WHERE</text:p>
      <text:p text:style-name="Standard"><text:s text:c="4"/>a.owner = 'JAVIER'</text:p>
      <text:p text:style-name="Standard"><text:s text:c="4"/>and b.object_type IN ('TABLE', 'VIEW', 'MATERIALIZED VIEW')</text:p>
      <text:p text:style-name="Standard"><text:s text:c="4"/>and b.object_name = 'peso'</text:p>
      <text:p text:style-name="Standard">ORDER by a.column_id</text:p>
      <text:p text:style-name="Standard"/>
      <text:p text:style-name="Standard">importante que el nombre de la tabla vaya en mayuscula.</text:p>
      <text:p text:style-name="Standard"/>
      <text:p text:style-name="Standard">seguir con una tabla más simple con una key numerica</text:p>
      <text:p text:style-name="Standard">employees</text:p>
      <text:p text:style-name="Standard"/>
      <text:p text:style-name="Standard"/>
      <text:p text:style-name="Standard"><text:a xlink:type="simple" xlink:href="http://localhost/miapp/web/index.php?r=gii" text:style-name="Internet_20_link" text:visited-style-name="Visited_20_Internet_20_Link">http://localhost/miapp/web/index.php?r=gii</text:a></text:p>
      <text:p text:style-name="P12"/>
      <text:p text:style-name="Standard">SELECT username</text:p>
      <text:p text:style-name="Standard"><text:s text:c="2"/>FROM dba_users u</text:p>
      <text:p text:style-name="Standard"><text:s/>WHERE EXISTS ( </text:p>
      <text:p text:style-name="Standard"><text:s text:c="4"/>SELECT 1</text:p>
      <text:p text:style-name="Standard"><text:s text:c="6"/>FROM dba_objects o</text:p>
      <text:p text:style-name="Standard"><text:s text:c="5"/>WHERE o.owner = u.username )</text:p>
      <text:p text:style-name="Standard"><text:s text:c="3"/>AND default_tablespace not in ('SYSTEM','SYSAUX')</text:p>
      <text:p text:style-name="Standard"/>
      <text:p text:style-name="Standard"><text:soft-page-break/>esto lo lanzaba con el usuario javier <text:s/>con gii para generar el modelo de la tabla pero no tenia permiso de select para esas vistas de sys así que desde sys javier <text:s/>gran select on dba_objects to javier <text:s/>… y grant select on dba_users to javier y solucionado.</text:p>
      <text:p text:style-name="Standard"/>
      <text:h text:style-name="Heading_20_1" text:outline-level="1">Desplegar en hostinger desde git </text:h>
      <text:p text:style-name="Standard">Descubro en el panel de hostinger la opción git al final de todo.</text:p>
      <text:p text:style-name="Standard">Configuro para que se despliegue esta aplicación.</text:p>
      <text:p text:style-name="Standard">Creo un directorio en </text:p>
      <text:p text:style-name="Standard">public_html/AplicacionYII</text:p>
      <text:p text:style-name="Standard"/>
      <text:p text:style-name="Standard">se conecta con git y clona el proyecto</text:p>
      <text:p text:style-name="Standard"/>
      <text:p text:style-name="Standard">Deployment start</text:p>
      <text:p text:style-name="Standard">Repository https://github.com/pelos6/aplicacionYII.git</text:p>
      <text:p text:style-name="Standard">Checking project directory is empty</text:p>
      <text:p text:style-name="Standard">Project directory is git repository</text:p>
      <text:p text:style-name="Standard"># On branch master</text:p>
      <text:p text:style-name="Standard">nothing to commit (working directory clean)</text:p>
      <text:p text:style-name="Standard"/>
      <text:p text:style-name="Standard">Looking for composer.json file</text:p>
      <text:p text:style-name="Standard">composer.json file was not found</text:p>
      <text:p text:style-name="Standard">Deployment end</text:p>
      <text:p text:style-name="Standard"/>
      <text:p text:style-name="Standard"/>
      <text:p text:style-name="Standard">pero no encuentra composer.json</text:p>
      <text:p text:style-name="Standard"/>
      <text:p text:style-name="Standard">cambio el proyecto para que se inicie en el rail.</text:p>
      <text:p text:style-name="Standard">Borro el repositorio git y lo lanzo desde </text:p>
      <text:p text:style-name="Standard">C:\Users\Javier\Dropbox\programacion\AplicacionYII\mi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Mangal1" svg:font-family="Mangal"/>
    <style:font-face style:name="Monaco" svg:font-family="Monaco, Menlo, Consolas, 'Courier New', monospace"/>
    <style:font-face style:name="OpenSymbol" svg:font-family="OpenSymbol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ahoma" fo:font-size="10pt" fo:language="es" fo:country="ES" style:font-name-asian="Times New Roman" style:font-size-asian="10pt" style:language-asian="ja" style:country-asian="JP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cm" fo:text-indent="0.501cm" style:auto-text-indent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0.011cm" fo:margin-right="0cm" fo:margin-top="0.423cm" fo:margin-bottom="0cm" fo:text-indent="0.501cm" style:auto-text-indent="false" fo:keep-with-next="always">
        <style:tab-stops>
          <style:tab-stop style:position="1.251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251cm" fo:margin-right="0cm" fo:margin-top="0.212cm" fo:margin-bottom="0cm" fo:text-indent="-0.75cm" style:auto-text-indent="false" fo:keep-with-next="always">
        <style:tab-stops>
          <style:tab-stop style:position="2cm"/>
        </style:tab-stops>
      </style:paragraph-properties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2.251cm" fo:margin-right="0cm" fo:margin-top="0.212cm" fo:margin-bottom="0.423cm" fo:text-indent="-1cm" style:auto-text-indent="false" fo:keep-with-next="always">
        <style:tab-stops>
          <style:tab-stop style:position="2cm"/>
          <style:tab-stop style:position="3.251cm"/>
        </style:tab-stops>
      </style:paragraph-properties>
      <style:text-properties fo:font-style="normal" style:text-underline-style="solid" style:text-underline-width="auto" style:text-underline-color="font-color" style:font-style-asian="norm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rafo" style:family="paragraph" style:parent-style-name="Standard">
      <style:paragraph-properties fo:margin="100%" fo:margin-left="0cm" fo:margin-right="0cm" fo:margin-top="0cm" fo:margin-bottom="0.423cm" fo:line-height="150%" fo:text-align="justify" style:justify-single-word="false" fo:text-indent="1.251cm" style:auto-text-indent="fals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51cm"/>
          <style:tab-stop style:position="17.002cm" style:type="right"/>
        </style:tab-stops>
      </style:paragraph-properties>
      <style:text-properties fo:text-transform="uppercase"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cm" fo:margin-right="0cm" fo:margin-top="0cm" fo:margin-bottom="0cm" fo:text-indent="0.75cm" style:auto-text-indent="false">
        <style:tab-stops>
          <style:tab-stop style:position="1.411cm"/>
          <style:tab-stop style:position="1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11cm" fo:margin-right="0cm" fo:margin-top="0cm" fo:margin-bottom="0cm" fo:text-indent="0.801cm" style:auto-text-indent="false">
        <style:tab-stops>
          <style:tab-stop style:position="2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Contents_20_3" style:next-style-name="Standard" style:class="index">
      <style:paragraph-properties fo:margin="100%" fo:margin-left="1.058cm" fo:margin-right="0cm" fo:margin-top="0cm" fo:margin-bottom="0cm" fo:text-indent="0.801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Viñeta_20_1" style:display-name="Viñeta 1" style:family="paragraph" style:parent-style-name="Parrafo">
      <style:paragraph-properties fo:margin="100%" fo:margin-left="2.501cm" fo:margin-right="0cm" fo:margin-top="0cm" fo:margin-bottom="0.212cm" fo:text-indent="-0.635cm" style:auto-text-indent="false">
        <style:tab-stops>
          <style:tab-stop style:position="2.501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Parrafo2" style:family="paragraph" style:parent-style-name="Parrafo">
      <style:paragraph-properties fo:margin="100%" fo:margin-left="0cm" fo:margin-right="0cm" fo:margin-top="0cm" fo:margin-bottom="0.212cm" fo:line-height="100%" fo:text-indent="0cm" style:auto-text-indent="false"/>
    </style:style>
    <style:style style:name="Viñeta_20_2" style:display-name="Viñeta 2" style:family="paragraph" style:parent-style-name="Viñeta_20_1" style:list-style-name="WW8Num7">
      <style:paragraph-properties fo:margin="100%" fo:margin-left="3cm" fo:margin-right="0cm" fo:margin-top="0cm" fo:margin-bottom="0cm" fo:text-indent="-0.635cm" style:auto-text-indent="false"/>
    </style:style>
    <style:style style:name="Viñeta_20_3" style:display-name="Viñeta 3" style:family="paragraph" style:parent-style-name="Viñeta_20_2" style:list-style-name="WW8Num5">
      <style:paragraph-properties fo:margin="100%" fo:margin-left="4.501cm" fo:margin-right="0cm" fo:margin-top="0cm" fo:margin-bottom="0cm" fo:text-indent="-0.635cm" style:auto-text-indent="false">
        <style:tab-stops>
          <style:tab-stop style:position="2.501cm"/>
          <style:tab-stop style:position="4.501cm"/>
        </style:tab-stops>
      </style:paragraph-properties>
    </style:style>
    <style:style style:name="courier_20_de_20_Jesulín" style:display-name="courier de Jesulín" style:family="paragraph" style:parent-style-name="Standard">
      <style:paragraph-properties fo:margin="100%" fo:margin-left="1cm" fo:margin-right="0cm" fo:margin-top="0cm" fo:margin-bottom="0cm" fo:text-indent="0.25cm" style:auto-text-indent="false"/>
      <style:text-properties style:font-name="Courier New" style:font-name-complex="Courier New"/>
    </style:style>
    <style:style style:name="Text_20_body_20_indent" style:display-name="Text body indent" style:family="paragraph" style:parent-style-name="Standard" style:class="text">
      <style:paragraph-properties fo:margin="100%" fo:margin-left="1.249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2_20_de_20_t._20_independiente" style:display-name="Sangría 2 de t. independiente" style:family="paragraph" style:parent-style-name="Standard">
      <style:paragraph-properties fo:margin="100%" fo:margin-left="0.25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3_20_de_20_t._20_independiente" style:display-name="Sangría 3 de t. independiente" style:family="paragraph" style:parent-style-name="Standard">
      <style:paragraph-properties fo:margin="100%" fo:margin-left="0.751cm" fo:margin-right="0cm" fo:margin-top="0cm" fo:margin-bottom="0cm" fo:text-indent="-0.25cm" style:auto-text-indent="false"/>
      <style:text-properties style:font-name="Times New Roman" style:font-name-complex="Times New Roman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font-name="Times New Roman" style:text-underline-style="solid" style:text-underline-width="auto" style:text-underline-color="font-color" style:font-name-complex="Times New Roman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Body" style:display-name="HTML Body" style:family="paragraph">
      <style:paragraph-properties fo:orphans="2" fo:widows="2"/>
      <style:text-properties style:use-window-font-color="true" style:font-name="Aria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HTML_20_Code_20_Def" style:display-name="HTML Code Def" style:family="paragraph">
      <style:paragraph-properties fo:orphans="2" fo:widows="2"/>
      <style:text-properties style:use-window-font-color="true" style:font-name="Courier New" fo:font-size="9pt" fo:language="es" fo:country="ES" fo:font-style="italic" style:font-name-asian="Times New Roman" style:font-size-asian="9pt" style:font-style-asian="italic" style:font-name-complex="Courier New" style:font-size-complex="10pt" style:language-complex="ar" style:country-complex="SA"/>
    </style:style>
    <style:style style:name="HTML_20_con_20_formato_20_previo" style:display-name="HTML con formato previo" style:family="paragraph" style:parent-style-name="Standard">
      <style:paragraph-properties fo:margin-top="0cm" fo:margin-bottom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complex="Courier New"/>
    </style:style>
    <style:style style:name="Estilo_20_Parrafo_20__2b__20_Izquierda_3a__20__20_125_20_cm_20_Sangría_20_francesa_3a__20__20_125_20_cm" style:display-name="Estilo Parrafo + Izquierda:  125 cm Sangría francesa:  125 cm" style:family="paragraph" style:parent-style-name="Parrafo">
      <style:paragraph-properties fo:margin="100%" fo:margin-left="1.251cm" fo:margin-right="0cm" fo:margin-top="0cm" fo:margin-bottom="0cm" fo:line-height="100%" fo:text-align="start" style:justify-single-word="false" fo:text-indent="-1.251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name-complex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Courier New2" fo:font-size="12pt" fo:language="es" fo:country="ES" style:font-name-asian="Courier New2" style:font-size-asian="12pt" style:language-asian="zh" style:country-asian="CN" style:font-name-complex="Courier New2" style:font-size-complex="12pt" style:language-complex="hi" style:country-complex="IN"/>
    </style:style>
    <style:style style:name="WW8Num1z0" style:family="text"/>
    <style:style style:name="WW8Num2z0" style:family="text">
      <style:text-properties style:font-name="Times New Roman" style:font-name-complex="Times New Roman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Times New Roman" style:font-name-complex="Times New Roman"/>
    </style:style>
    <style:style style:name="WW8Num5z0" style:family="text">
      <style:text-properties style:font-name="Wingdings" style:font-name-complex="Wingdings"/>
    </style:style>
    <style:style style:name="WW8Num6z0" style:family="text"/>
    <style:style style:name="WW8Num7z0" style:family="text">
      <style:text-properties style:font-name="Wingdings" fo:font-size="8pt" style:font-size-asian="8pt" style:font-name-complex="Wingdings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5" style:family="text">
      <style:text-properties style:font-name="Wingdings" style:font-name-complex="Wingdings"/>
    </style:style>
    <style:style style:name="WW8Num11z0" style:family="text">
      <style:text-properties style:font-name="Courier New" fo:font-size="10pt" style:font-size-asian="10pt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Times New Roman" style:font-name-complex="Times New Roman"/>
    </style:style>
    <style:style style:name="WW8Num26z0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Wingdings" style:font-name-asian="Times New Roman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Wingdings" style:font-name-asian="Times New Roman" style:font-name-complex="Times New Roma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St11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ypewriter" style:family="text">
      <style:text-properties style:font-name="Courier New" fo:font-size="10pt" style:font-size-asian="10pt" style:font-name-complex="Courier New"/>
    </style:style>
    <style:style style:name="_20_Car_20_Car" style:display-name=" Car Car" style:family="text">
      <style:text-properties style:font-name="Tahoma" fo:font-size="12pt" fo:language="es" fo:country="ES" fo:font-weight="bold" style:letter-kerning="true" style:font-size-asian="12pt" style:language-asian="ja" style:country-asian="JP" style:font-weight-asian="bold" style:font-name-complex="Tahoma" style:language-complex="ar" style:country-complex="SA"/>
    </style:style>
    <style:style style:name="start-tag" style:family="text" style:parent-style-name="Fuente_20_de_20_párrafo_20_predeter."/>
    <style:style style:name="attribute-name" style:family="text" style:parent-style-name="Fuente_20_de_20_párrafo_20_predeter."/>
    <style:style style:name="attribute-value" style:family="text" style:parent-style-name="Fuente_20_de_20_párrafo_20_predeter."/>
    <style:style style:name="end-tag" style:family="text" style:parent-style-name="Fuente_20_de_20_párrafo_20_predeter.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2_20_Car" style:display-name="Título 2 Car" style:family="text" style:parent-style-name="Fuente_20_de_20_párrafo_20_predeter.">
      <style:text-properties style:font-name="Tahoma" fo:language="es" fo:country="ES" fo:font-weight="bold" style:language-asian="ja" style:country-asian="JP" style:font-weight-asian="bold" style:font-name-complex="Tahoma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outline-level-style>
      <text:outline-level-style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0" text:bullet-char="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5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5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1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4" text:style-name="WW8Num11z0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5" text:style-name="WW8Num11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7" text:style-name="WW8Num11z0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8" text:style-name="WW8Num11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o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Courier New1"/>
      </text:list-level-style-bullet>
      <text:list-level-style-bullet text:level="2" text:style-name="WW8Num26z0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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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5.833cm" fo:margin-left="-0.123cm" table:align="left" style:writing-mode="lr-tb"/>
    </style:style>
    <style:style style:name="Tabla3.A" style:family="table-column">
      <style:table-column-properties style:column-width="7.625cm"/>
    </style:style>
    <style:style style:name="Tabla3.B" style:family="table-column">
      <style:table-column-properties style:column-width="5.251cm"/>
    </style:style>
    <style:style style:name="Tabla3.C" style:family="table-column">
      <style:table-column-properties style:column-width="2.95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0.829cm" fo:margin-bottom="0cm" fo:margin-left="0.829cm" fo:margin-right="0.416cm" fo:border="0.018cm solid #000000" fo:padding-top="1.655cm" fo:padding-bottom="0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92cm" fo:margin-left="0cm" fo:margin-right="0cm" fo:margin-top="2.3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018cm solid #000000" fo:padding-top="1.655cm" fo:padding-bottom="1.655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/<text:file-name text:display="name-and-extension">aplicacionYii.odt</text:file-name></text:p>
            </table:table-cell>
            <table:table-cell table:style-name="Tabla3.A1" office:value-type="string">
              <text:p text:style-name="MP2"><text:span text:style-name="MT1"><text:s text:c="2"/>Fecha: </text:span><text:span text:style-name="MT1"><text:modification-date style:data-style-name="N36">26/09/2015</text:modification-date></text:span></text:p>
            </table:table-cell>
            <table:table-cell table:style-name="Tabla3.A1" office:value-type="string">
              <text:p text:style-name="MP3"><text:span text:style-name="MT1">Página </text:span><text:span text:style-name="MT1"><text:page-number text:select-page="current">4</text:page-number></text:span><text:span text:style-name="MT1"> de </text:span><text:span text:style-name="MT1"><text:page-count style:num-format="1">5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ÍNDICE</dc:title>
    <meta:initial-creator>DGA</meta:initial-creator>
    <meta:creation-date>2013-10-02T18:43:00</meta:creation-date>
    <dc:date>2015-09-26T17:11:50.97</dc:date>
    <meta:print-date>2013-03-08T11:00:00</meta:print-date>
    <meta:editing-cycles>2258</meta:editing-cycles>
    <meta:editing-duration>P123DT7H58M30S</meta:editing-duration>
    <meta:generator>OpenOffice/4.1.0$Win32 OpenOffice.org_project/410m18$Build-9764</meta:generator>
    <dc:creator>javier iranzo</dc:creator>
    <meta:document-statistic meta:table-count="2" meta:image-count="0" meta:object-count="0" meta:page-count="5" meta:paragraph-count="149" meta:word-count="641" meta:character-count="5748"/>
  </office:meta>
</office:document-meta>
</file>